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1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table:style-name="ce4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 – P</text:p>
          </table:table-cell>
          <table:table-cell table:style-name="ce11" office:value-type="string" calcext:value-type="string">
            <text:p>FP – D</text:p>
          </table:table-cell>
          <table:table-cell table:style-name="ce4" office:value-type="string" calcext:value-type="string">
            <text:p>FP – F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1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8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L2] + [.AD2] + [.AI2] + [.AN2]" office:value-type="float" office:value="0" calcext:value-type="float">
            <text:p>0.00000</text:p>
          </table:table-cell>
          <table:table-cell table:style-name="ce15" table:formula="of:=IF([.AP2]&gt;=0.9875;&quot;A+&quot;;  IF([.AP2]&gt;=0.94; &quot;A&quot;; IF([.AP2]&gt;=0.9; &quot;A-&quot;; IF([.AP2]&gt;=0.87; &quot;B+&quot;; IF([.AP2]&gt;=0.84;&quot;B&quot;; IF([.AP2]&gt;=0.8; &quot;B-&quot;; IF([.AP2]&gt;=0.77; &quot;C+&quot;; IF([.AP2]&gt;=0.74;&quot;C&quot;; IF([.AP2]&gt;=0.7; &quot;C-&quot;; IF([.AP2]&gt;=0.67; &quot;D+&quot;; IF([.AP2]&gt;=0.64;&quot;D&quot;; IF([.AP2]&gt;=0.6; &quot;D-&quot;; &quot;F&quot;))))))))))))" office:value-type="string" office:string-value="F" calcext:value-type="string">
            <text:p>F</text:p>
          </table:table-cell>
          <table:table-cell table:style-name="ce17" table:formula="of:=VLOOKUP([.AQ2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/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78" calcext:value-type="float">
            <text:p>78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L3] + [.AD3] + [.AI3] + [.AN3]" office:value-type="float" office:value="0" calcext:value-type="float">
            <text:p>0.00000</text:p>
          </table:table-cell>
          <table:table-cell table:style-name="ce15" table:formula="of:=IF([.AP3]&gt;=0.9875;&quot;A+&quot;;  IF([.AP3]&gt;=0.94; &quot;A&quot;; IF([.AP3]&gt;=0.9; &quot;A-&quot;; IF([.AP3]&gt;=0.87; &quot;B+&quot;; IF([.AP3]&gt;=0.84;&quot;B&quot;; IF([.AP3]&gt;=0.8; &quot;B-&quot;; IF([.AP3]&gt;=0.77; &quot;C+&quot;; IF([.AP3]&gt;=0.74;&quot;C&quot;; IF([.AP3]&gt;=0.7; &quot;C-&quot;; IF([.AP3]&gt;=0.67; &quot;D+&quot;; IF([.AP3]&gt;=0.64;&quot;D&quot;; IF([.AP3]&gt;=0.6; &quot;D-&quot;; &quot;F&quot;))))))))))))" office:value-type="string" office:string-value="F" calcext:value-type="string">
            <text:p>F</text:p>
          </table:table-cell>
          <table:table-cell table:style-name="ce17" table:formula="of:=VLOOKUP([.AQ3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7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 office:value-type="float" office:value="40" calcext:value-type="float">
            <text:p>4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4" table:formula="of:=[.L4] + [.AD4] + [.AI4] + [.AN4]" office:value-type="float" office:value="0" calcext:value-type="float">
            <text:p>0.00000</text:p>
          </table:table-cell>
          <table:table-cell table:style-name="ce15" table:formula="of:=IF([.AP4]&gt;=0.9875;&quot;A+&quot;;  IF([.AP4]&gt;=0.94; &quot;A&quot;; IF([.AP4]&gt;=0.9; &quot;A-&quot;; IF([.AP4]&gt;=0.87; &quot;B+&quot;; IF([.AP4]&gt;=0.84;&quot;B&quot;; IF([.AP4]&gt;=0.8; &quot;B-&quot;; IF([.AP4]&gt;=0.77; &quot;C+&quot;; IF([.AP4]&gt;=0.74;&quot;C&quot;; IF([.AP4]&gt;=0.7; &quot;C-&quot;; IF([.AP4]&gt;=0.67; &quot;D+&quot;; IF([.AP4]&gt;=0.64;&quot;D&quot;; IF([.AP4]&gt;=0.6; &quot;D-&quot;; &quot;F&quot;))))))))))))" office:value-type="string" office:string-value="F" calcext:value-type="string">
            <text:p>F</text:p>
          </table:table-cell>
          <table:table-cell table:style-name="ce17" table:formula="of:=VLOOKUP([.AQ4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L5] + [.AD5] + [.AI5] + [.AN5]" office:value-type="float" office:value="0" calcext:value-type="float">
            <text:p>0.00000</text:p>
          </table:table-cell>
          <table:table-cell table:style-name="ce15" table:formula="of:=IF([.AP5]&gt;=0.9875;&quot;A+&quot;;  IF([.AP5]&gt;=0.94; &quot;A&quot;; IF([.AP5]&gt;=0.9; &quot;A-&quot;; IF([.AP5]&gt;=0.87; &quot;B+&quot;; IF([.AP5]&gt;=0.84;&quot;B&quot;; IF([.AP5]&gt;=0.8; &quot;B-&quot;; IF([.AP5]&gt;=0.77; &quot;C+&quot;; IF([.AP5]&gt;=0.74;&quot;C&quot;; IF([.AP5]&gt;=0.7; &quot;C-&quot;; IF([.AP5]&gt;=0.67; &quot;D+&quot;; IF([.AP5]&gt;=0.64;&quot;D&quot;; IF([.AP5]&gt;=0.6; &quot;D-&quot;; &quot;F&quot;))))))))))))" office:value-type="string" office:string-value="F" calcext:value-type="string">
            <text:p>F</text:p>
          </table:table-cell>
          <table:table-cell table:style-name="ce17" table:formula="of:=VLOOKUP([.AQ5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/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L6] + [.AD6] + [.AI6] + [.AN6]" office:value-type="float" office:value="0" calcext:value-type="float">
            <text:p>0.00000</text:p>
          </table:table-cell>
          <table:table-cell table:style-name="ce15" table:formula="of:=IF([.AP6]&gt;=0.9875;&quot;A+&quot;;  IF([.AP6]&gt;=0.94; &quot;A&quot;; IF([.AP6]&gt;=0.9; &quot;A-&quot;; IF([.AP6]&gt;=0.87; &quot;B+&quot;; IF([.AP6]&gt;=0.84;&quot;B&quot;; IF([.AP6]&gt;=0.8; &quot;B-&quot;; IF([.AP6]&gt;=0.77; &quot;C+&quot;; IF([.AP6]&gt;=0.74;&quot;C&quot;; IF([.AP6]&gt;=0.7; &quot;C-&quot;; IF([.AP6]&gt;=0.67; &quot;D+&quot;; IF([.AP6]&gt;=0.64;&quot;D&quot;; IF([.AP6]&gt;=0.6; &quot;D-&quot;; &quot;F&quot;))))))))))))" office:value-type="string" office:string-value="F" calcext:value-type="string">
            <text:p>F</text:p>
          </table:table-cell>
          <table:table-cell table:style-name="ce17" table:formula="of:=VLOOKUP([.AQ6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/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L7] + [.AD7] + [.AI7] + [.AN7]" office:value-type="float" office:value="0" calcext:value-type="float">
            <text:p>0.00000</text:p>
          </table:table-cell>
          <table:table-cell table:style-name="ce15" table:formula="of:=IF([.AP7]&gt;=0.9875;&quot;A+&quot;;  IF([.AP7]&gt;=0.94; &quot;A&quot;; IF([.AP7]&gt;=0.9; &quot;A-&quot;; IF([.AP7]&gt;=0.87; &quot;B+&quot;; IF([.AP7]&gt;=0.84;&quot;B&quot;; IF([.AP7]&gt;=0.8; &quot;B-&quot;; IF([.AP7]&gt;=0.77; &quot;C+&quot;; IF([.AP7]&gt;=0.74;&quot;C&quot;; IF([.AP7]&gt;=0.7; &quot;C-&quot;; IF([.AP7]&gt;=0.67; &quot;D+&quot;; IF([.AP7]&gt;=0.64;&quot;D&quot;; IF([.AP7]&gt;=0.6; &quot;D-&quot;; &quot;F&quot;))))))))))))" office:value-type="string" office:string-value="F" calcext:value-type="string">
            <text:p>F</text:p>
          </table:table-cell>
          <table:table-cell table:style-name="ce17" table:formula="of:=VLOOKUP([.AQ7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/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76" calcext:value-type="float">
            <text:p>76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L8] + [.AD8] + [.AI8] + [.AN8]" office:value-type="float" office:value="0" calcext:value-type="float">
            <text:p>0.00000</text:p>
          </table:table-cell>
          <table:table-cell table:style-name="ce15" table:formula="of:=IF([.AP8]&gt;=0.9875;&quot;A+&quot;;  IF([.AP8]&gt;=0.94; &quot;A&quot;; IF([.AP8]&gt;=0.9; &quot;A-&quot;; IF([.AP8]&gt;=0.87; &quot;B+&quot;; IF([.AP8]&gt;=0.84;&quot;B&quot;; IF([.AP8]&gt;=0.8; &quot;B-&quot;; IF([.AP8]&gt;=0.77; &quot;C+&quot;; IF([.AP8]&gt;=0.74;&quot;C&quot;; IF([.AP8]&gt;=0.7; &quot;C-&quot;; IF([.AP8]&gt;=0.67; &quot;D+&quot;; IF([.AP8]&gt;=0.64;&quot;D&quot;; IF([.AP8]&gt;=0.6; &quot;D-&quot;; &quot;F&quot;))))))))))))" office:value-type="string" office:string-value="F" calcext:value-type="string">
            <text:p>F</text:p>
          </table:table-cell>
          <table:table-cell table:style-name="ce17" table:formula="of:=VLOOKUP([.AQ8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/>
          <table:table-cell/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50" calcext:value-type="float">
            <text:p>5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0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float" office:value="66" calcext:value-type="float">
            <text:p>66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15" calcext:value-type="float">
            <text:p>15</text:p>
          </table:table-cell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L10] + [.AD10] + [.AI10] + [.AN10]" office:value-type="float" office:value="0" calcext:value-type="float">
            <text:p>0.00000</text:p>
          </table:table-cell>
          <table:table-cell table:style-name="ce15" table:formula="of:=IF([.AP10]&gt;=0.9875;&quot;A+&quot;;  IF([.AP10]&gt;=0.94; &quot;A&quot;; IF([.AP10]&gt;=0.9; &quot;A-&quot;; IF([.AP10]&gt;=0.87; &quot;B+&quot;; IF([.AP10]&gt;=0.84;&quot;B&quot;; IF([.AP10]&gt;=0.8; &quot;B-&quot;; IF([.AP10]&gt;=0.77; &quot;C+&quot;; IF([.AP10]&gt;=0.74;&quot;C&quot;; IF([.AP10]&gt;=0.7; &quot;C-&quot;; IF([.AP10]&gt;=0.67; &quot;D+&quot;; IF([.AP10]&gt;=0.64;&quot;D&quot;; IF([.AP10]&gt;=0.6; &quot;D-&quot;; &quot;F&quot;))))))))))))" office:value-type="string" office:string-value="F" calcext:value-type="string">
            <text:p>F</text:p>
          </table:table-cell>
          <table:table-cell table:style-name="ce17" table:formula="of:=VLOOKUP([.AQ10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62" calcext:value-type="float">
            <text:p>62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4" table:formula="of:=[.L11] + [.AD11] + [.AI11] + [.AN11]" office:value-type="float" office:value="0" calcext:value-type="float">
            <text:p>0.00000</text:p>
          </table:table-cell>
          <table:table-cell table:style-name="ce15" table:formula="of:=IF([.AP11]&gt;=0.9875;&quot;A+&quot;;  IF([.AP11]&gt;=0.94; &quot;A&quot;; IF([.AP11]&gt;=0.9; &quot;A-&quot;; IF([.AP11]&gt;=0.87; &quot;B+&quot;; IF([.AP11]&gt;=0.84;&quot;B&quot;; IF([.AP11]&gt;=0.8; &quot;B-&quot;; IF([.AP11]&gt;=0.77; &quot;C+&quot;; IF([.AP11]&gt;=0.74;&quot;C&quot;; IF([.AP11]&gt;=0.7; &quot;C-&quot;; IF([.AP11]&gt;=0.67; &quot;D+&quot;; IF([.AP11]&gt;=0.64;&quot;D&quot;; IF([.AP11]&gt;=0.6; &quot;D-&quot;; &quot;F&quot;))))))))))))" office:value-type="string" office:string-value="F" calcext:value-type="string">
            <text:p>F</text:p>
          </table:table-cell>
          <table:table-cell table:style-name="ce17" table:formula="of:=VLOOKUP([.AQ11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7" calcext:value-type="float">
            <text:p>77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4" table:formula="of:=[.L12] + [.AD12] + [.AI12] + [.AN12]" office:value-type="float" office:value="0" calcext:value-type="float">
            <text:p>0.00000</text:p>
          </table:table-cell>
          <table:table-cell table:style-name="ce15" table:formula="of:=IF([.AP12]&gt;=0.9875;&quot;A+&quot;;  IF([.AP12]&gt;=0.94; &quot;A&quot;; IF([.AP12]&gt;=0.9; &quot;A-&quot;; IF([.AP12]&gt;=0.87; &quot;B+&quot;; IF([.AP12]&gt;=0.84;&quot;B&quot;; IF([.AP12]&gt;=0.8; &quot;B-&quot;; IF([.AP12]&gt;=0.77; &quot;C+&quot;; IF([.AP12]&gt;=0.74;&quot;C&quot;; IF([.AP12]&gt;=0.7; &quot;C-&quot;; IF([.AP12]&gt;=0.67; &quot;D+&quot;; IF([.AP12]&gt;=0.64;&quot;D&quot;; IF([.AP12]&gt;=0.6; &quot;D-&quot;; &quot;F&quot;))))))))))))" office:value-type="string" office:string-value="F" calcext:value-type="string">
            <text:p>F</text:p>
          </table:table-cell>
          <table:table-cell table:style-name="ce17" table:formula="of:=VLOOKUP([.AQ12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7"/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L13] + [.AD13] + [.AI13] + [.AN13]" office:value-type="float" office:value="0" calcext:value-type="float">
            <text:p>0.00000</text:p>
          </table:table-cell>
          <table:table-cell table:style-name="ce15" table:formula="of:=IF([.AP13]&gt;=0.9875;&quot;A+&quot;;  IF([.AP13]&gt;=0.94; &quot;A&quot;; IF([.AP13]&gt;=0.9; &quot;A-&quot;; IF([.AP13]&gt;=0.87; &quot;B+&quot;; IF([.AP13]&gt;=0.84;&quot;B&quot;; IF([.AP13]&gt;=0.8; &quot;B-&quot;; IF([.AP13]&gt;=0.77; &quot;C+&quot;; IF([.AP13]&gt;=0.74;&quot;C&quot;; IF([.AP13]&gt;=0.7; &quot;C-&quot;; IF([.AP13]&gt;=0.67; &quot;D+&quot;; IF([.AP13]&gt;=0.64;&quot;D&quot;; IF([.AP13]&gt;=0.6; &quot;D-&quot;; &quot;F&quot;))))))))))))" office:value-type="string" office:string-value="F" calcext:value-type="string">
            <text:p>F</text:p>
          </table:table-cell>
          <table:table-cell table:style-name="ce17" table:formula="of:=VLOOKUP([.AQ13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number-columns-repeated="2" table:style-name="ce5" office:value-type="float" office:value="65" calcext:value-type="float">
            <text:p>65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80" calcext:value-type="float">
            <text:p>80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L14] + [.AD14] + [.AI14] + [.AN14]" office:value-type="float" office:value="0" calcext:value-type="float">
            <text:p>0.00000</text:p>
          </table:table-cell>
          <table:table-cell table:style-name="ce15" table:formula="of:=IF([.AP14]&gt;=0.9875;&quot;A+&quot;;  IF([.AP14]&gt;=0.94; &quot;A&quot;; IF([.AP14]&gt;=0.9; &quot;A-&quot;; IF([.AP14]&gt;=0.87; &quot;B+&quot;; IF([.AP14]&gt;=0.84;&quot;B&quot;; IF([.AP14]&gt;=0.8; &quot;B-&quot;; IF([.AP14]&gt;=0.77; &quot;C+&quot;; IF([.AP14]&gt;=0.74;&quot;C&quot;; IF([.AP14]&gt;=0.7; &quot;C-&quot;; IF([.AP14]&gt;=0.67; &quot;D+&quot;; IF([.AP14]&gt;=0.64;&quot;D&quot;; IF([.AP14]&gt;=0.6; &quot;D-&quot;; &quot;F&quot;))))))))))))" office:value-type="string" office:string-value="F" calcext:value-type="string">
            <text:p>F</text:p>
          </table:table-cell>
          <table:table-cell table:style-name="ce17" table:formula="of:=VLOOKUP([.AQ14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75" calcext:value-type="float">
            <text:p>75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L15] + [.AD15] + [.AI15] + [.AN15]" office:value-type="float" office:value="0" calcext:value-type="float">
            <text:p>0.00000</text:p>
          </table:table-cell>
          <table:table-cell table:style-name="ce15" table:formula="of:=IF([.AP15]&gt;=0.9875;&quot;A+&quot;;  IF([.AP15]&gt;=0.94; &quot;A&quot;; IF([.AP15]&gt;=0.9; &quot;A-&quot;; IF([.AP15]&gt;=0.87; &quot;B+&quot;; IF([.AP15]&gt;=0.84;&quot;B&quot;; IF([.AP15]&gt;=0.8; &quot;B-&quot;; IF([.AP15]&gt;=0.77; &quot;C+&quot;; IF([.AP15]&gt;=0.74;&quot;C&quot;; IF([.AP15]&gt;=0.7; &quot;C-&quot;; IF([.AP15]&gt;=0.67; &quot;D+&quot;; IF([.AP15]&gt;=0.64;&quot;D&quot;; IF([.AP15]&gt;=0.6; &quot;D-&quot;; &quot;F&quot;))))))))))))" office:value-type="string" office:string-value="F" calcext:value-type="string">
            <text:p>F</text:p>
          </table:table-cell>
          <table:table-cell table:style-name="ce17" table:formula="of:=VLOOKUP([.AQ15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69" calcext:value-type="float">
            <text:p>69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L16] + [.AD16] + [.AI16] + [.AN16]" office:value-type="float" office:value="0" calcext:value-type="float">
            <text:p>0.00000</text:p>
          </table:table-cell>
          <table:table-cell table:style-name="ce15" table:formula="of:=IF([.AP16]&gt;=0.9875;&quot;A+&quot;;  IF([.AP16]&gt;=0.94; &quot;A&quot;; IF([.AP16]&gt;=0.9; &quot;A-&quot;; IF([.AP16]&gt;=0.87; &quot;B+&quot;; IF([.AP16]&gt;=0.84;&quot;B&quot;; IF([.AP16]&gt;=0.8; &quot;B-&quot;; IF([.AP16]&gt;=0.77; &quot;C+&quot;; IF([.AP16]&gt;=0.74;&quot;C&quot;; IF([.AP16]&gt;=0.7; &quot;C-&quot;; IF([.AP16]&gt;=0.67; &quot;D+&quot;; IF([.AP16]&gt;=0.64;&quot;D&quot;; IF([.AP16]&gt;=0.6; &quot;D-&quot;; &quot;F&quot;))))))))))))" office:value-type="string" office:string-value="F" calcext:value-type="string">
            <text:p>F</text:p>
          </table:table-cell>
          <table:table-cell table:style-name="ce17" table:formula="of:=VLOOKUP([.AQ16]; [.$AW$2:.$AX$15]; 2; 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71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/>
          <table:table-cell/>
          <table:table-cell table:style-name="ce5" office:value-type="float" office:value="94" calcext:value-type="float">
            <text:p>94</text:p>
          </table:table-cell>
          <table:table-cell table:style-name="ce5" office:value-type="float" office:value="89" calcext:value-type="float">
            <text:p>89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25" calcext:value-type="float">
            <text:p>25</text:p>
          </table:table-cell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4" table:formula="of:=[.L17] + [.AD17] + [.AI17] + [.AN17]" office:value-type="float" office:value="0" calcext:value-type="float">
            <text:p>0.00000</text:p>
          </table:table-cell>
          <table:table-cell table:style-name="ce15" table:formula="of:=IF([.AP17]&gt;=0.9875;&quot;A+&quot;;  IF([.AP17]&gt;=0.94; &quot;A&quot;; IF([.AP17]&gt;=0.9; &quot;A-&quot;; IF([.AP17]&gt;=0.87; &quot;B+&quot;; IF([.AP17]&gt;=0.84;&quot;B&quot;; IF([.AP17]&gt;=0.8; &quot;B-&quot;; IF([.AP17]&gt;=0.77; &quot;C+&quot;; IF([.AP17]&gt;=0.74;&quot;C&quot;; IF([.AP17]&gt;=0.7; &quot;C-&quot;; IF([.AP17]&gt;=0.67; &quot;D+&quot;; IF([.AP17]&gt;=0.64;&quot;D&quot;; IF([.AP17]&gt;=0.6; &quot;D-&quot;; &quot;F&quot;))))))))))))" office:value-type="string" office:string-value="F" calcext:value-type="string">
            <text:p>F</text:p>
          </table:table-cell>
          <table:table-cell table:style-name="ce17" table:formula="of:=VLOOKUP([.AQ17]; [.$AW$2:.$AX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974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4" table:formula="of:=[.L18] + [.AD18] + [.AI18] + [.AN18]" office:value-type="float" office:value="0" calcext:value-type="float">
            <text:p>0.00000</text:p>
          </table:table-cell>
          <table:table-cell table:style-name="ce15" table:formula="of:=IF([.AP18]&gt;=0.9875;&quot;A+&quot;;  IF([.AP18]&gt;=0.94; &quot;A&quot;; IF([.AP18]&gt;=0.9; &quot;A-&quot;; IF([.AP18]&gt;=0.87; &quot;B+&quot;; IF([.AP18]&gt;=0.84;&quot;B&quot;; IF([.AP18]&gt;=0.8; &quot;B-&quot;; IF([.AP18]&gt;=0.77; &quot;C+&quot;; IF([.AP18]&gt;=0.74;&quot;C&quot;; IF([.AP18]&gt;=0.7; &quot;C-&quot;; IF([.AP18]&gt;=0.67; &quot;D+&quot;; IF([.AP18]&gt;=0.64;&quot;D&quot;; IF([.AP18]&gt;=0.6; &quot;D-&quot;; &quot;F&quot;))))))))))))" office:value-type="string" office:string-value="F" calcext:value-type="string">
            <text:p>F</text:p>
          </table:table-cell>
          <table:table-cell table:style-name="ce17" table:formula="of:=VLOOKUP([.AQ18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71" calcext:value-type="float">
            <text:p>71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4" table:formula="of:=[.L19] + [.AD19] + [.AI19] + [.AN19]" office:value-type="float" office:value="0" calcext:value-type="float">
            <text:p>0.00000</text:p>
          </table:table-cell>
          <table:table-cell table:style-name="ce15" table:formula="of:=IF([.AP19]&gt;=0.9875;&quot;A+&quot;;  IF([.AP19]&gt;=0.94; &quot;A&quot;; IF([.AP19]&gt;=0.9; &quot;A-&quot;; IF([.AP19]&gt;=0.87; &quot;B+&quot;; IF([.AP19]&gt;=0.84;&quot;B&quot;; IF([.AP19]&gt;=0.8; &quot;B-&quot;; IF([.AP19]&gt;=0.77; &quot;C+&quot;; IF([.AP19]&gt;=0.74;&quot;C&quot;; IF([.AP19]&gt;=0.7; &quot;C-&quot;; IF([.AP19]&gt;=0.67; &quot;D+&quot;; IF([.AP19]&gt;=0.64;&quot;D&quot;; IF([.AP19]&gt;=0.6; &quot;D-&quot;; &quot;F&quot;))))))))))))" office:value-type="string" office:string-value="F" calcext:value-type="string">
            <text:p>F</text:p>
          </table:table-cell>
          <table:table-cell table:style-name="ce17" table:formula="of:=VLOOKUP([.AQ19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20] + [.AD20] + [.AI20] + [.AN20]" office:value-type="float" office:value="0" calcext:value-type="float">
            <text:p>0.00000</text:p>
          </table:table-cell>
          <table:table-cell table:style-name="ce15" table:formula="of:=IF([.AP20]&gt;=0.9875;&quot;A+&quot;;  IF([.AP20]&gt;=0.94; &quot;A&quot;; IF([.AP20]&gt;=0.9; &quot;A-&quot;; IF([.AP20]&gt;=0.87; &quot;B+&quot;; IF([.AP20]&gt;=0.84;&quot;B&quot;; IF([.AP20]&gt;=0.8; &quot;B-&quot;; IF([.AP20]&gt;=0.77; &quot;C+&quot;; IF([.AP20]&gt;=0.74;&quot;C&quot;; IF([.AP20]&gt;=0.7; &quot;C-&quot;; IF([.AP20]&gt;=0.67; &quot;D+&quot;; IF([.AP20]&gt;=0.64;&quot;D&quot;; IF([.AP20]&gt;=0.6; &quot;D-&quot;; &quot;F&quot;))))))))))))" office:value-type="string" office:string-value="F" calcext:value-type="string">
            <text:p>F</text:p>
          </table:table-cell>
          <table:table-cell table:style-name="ce17" table:formula="of:=VLOOKUP([.AQ20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formula="of:=AVERAGE([.X2:.X19])" office:value-type="float" office:value="70.1111111111111" calcext:value-type="float">
            <text:p>70.1111111111</text:p>
          </table:table-cell>
          <table:table-cell table:style-name="ce5" table:formula="of:=AVERAGE([.Y2:.Y19])" office:value-type="float" office:value="78.7777777777778" calcext:value-type="float">
            <text:p>78.7777777778</text:p>
          </table:table-cell>
          <table:table-cell table:style-name="ce7"/>
          <table:table-cell/>
          <table:table-cell table:style-name="ce5" table:formula="of:=AVERAGE([.AB2:.AB19])" office:value-type="float" office:value="79.1666666666667" calcext:value-type="float">
            <text:p>79.1666666667</text:p>
          </table:table-cell>
          <table:table-cell table:style-name="ce5" table:formula="of:=AVERAGE([.AC2:.AC19])" office:value-type="float" office:value="72.4444444444444" calcext:value-type="float">
            <text:p>72.4444444444</text:p>
          </table:table-cell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21] + [.AD21] + [.AI21] + [.AN21]" office:value-type="float" office:value="0" calcext:value-type="float">
            <text:p>0.00000</text:p>
          </table:table-cell>
          <table:table-cell table:style-name="ce15" table:formula="of:=IF([.AP21]&gt;=0.9875;&quot;A+&quot;;  IF([.AP21]&gt;=0.94; &quot;A&quot;; IF([.AP21]&gt;=0.9; &quot;A-&quot;; IF([.AP21]&gt;=0.87; &quot;B+&quot;; IF([.AP21]&gt;=0.84;&quot;B&quot;; IF([.AP21]&gt;=0.8; &quot;B-&quot;; IF([.AP21]&gt;=0.77; &quot;C+&quot;; IF([.AP21]&gt;=0.74;&quot;C&quot;; IF([.AP21]&gt;=0.7; &quot;C-&quot;; IF([.AP21]&gt;=0.67; &quot;D+&quot;; IF([.AP21]&gt;=0.64;&quot;D&quot;; IF([.AP21]&gt;=0.6; &quot;D-&quot;; &quot;F&quot;))))))))))))" office:value-type="string" office:string-value="F" calcext:value-type="string">
            <text:p>F</text:p>
          </table:table-cell>
          <table:table-cell table:style-name="ce17" table:formula="of:=VLOOKUP([.AQ21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22] + [.AD22] + [.AI22] + [.AN22]" office:value-type="float" office:value="0" calcext:value-type="float">
            <text:p>0.00000</text:p>
          </table:table-cell>
          <table:table-cell table:style-name="ce15" table:formula="of:=IF([.AP22]&gt;=0.9875;&quot;A+&quot;;  IF([.AP22]&gt;=0.94; &quot;A&quot;; IF([.AP22]&gt;=0.9; &quot;A-&quot;; IF([.AP22]&gt;=0.87; &quot;B+&quot;; IF([.AP22]&gt;=0.84;&quot;B&quot;; IF([.AP22]&gt;=0.8; &quot;B-&quot;; IF([.AP22]&gt;=0.77; &quot;C+&quot;; IF([.AP22]&gt;=0.74;&quot;C&quot;; IF([.AP22]&gt;=0.7; &quot;C-&quot;; IF([.AP22]&gt;=0.67; &quot;D+&quot;; IF([.AP22]&gt;=0.64;&quot;D&quot;; IF([.AP22]&gt;=0.6; &quot;D-&quot;; &quot;F&quot;))))))))))))" office:value-type="string" office:string-value="F" calcext:value-type="string">
            <text:p>F</text:p>
          </table:table-cell>
          <table:table-cell table:style-name="ce17" table:formula="of:=VLOOKUP([.AQ22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1"/>
          <table:table-cell table:style-name="ce15" table:formula="of:=AVERAGE([.AP2:.AP19])" office:value-type="float" office:value="0" calcext:value-type="float">
            <text:p>0</text:p>
          </table:table-cell>
          <table:table-cell table:style-name="ce12"/>
          <table:table-cell table:style-name="ce15" table:formula="of:=AVERAGE([.AR2:.AR22])" office:value-type="float" office:value="0" calcext:value-type="float">
            <text:p>0</text:p>
          </table:table-cell>
          <table:table-cell table:number-columns-repeated="980"/>
        </table:table-row>
        <table:table-row table:style-name="ro1" table:number-rows-repeated="5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 style:data-style-name="N2" text:time-value="20:34:32.524583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3T21:36:05.793857648</dc:date>
    <dc:creator>Gregory Kapfhammer</dc:creator>
    <meta:editing-duration>P9DT6H42M40S</meta:editing-duration>
    <meta:editing-cycles>240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684" meta:object-count="0"/>
  </office:meta>
</office:document-meta>
</file>